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800080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9" draw:text-style-name="P10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8" draw:text-style-name="P9" svg:width="0.1335in" svg:height="0.1335in" svg:x="6.3846in" svg:y="0.4189in"><text:p/><draw:enhanced-geometry svg:viewBox="0 0 21600 21600" draw:type="rectangle" draw:enhanced-path="M 0 0 L 21600 0 21600 21600 0 21600 0 0 Z N"/></draw:custom-shape><draw:custom-shape text:anchor-type="paragraph" draw:z-index="13" draw:name="Shape 6" draw:style-name="gr6" draw:text-style-name="P7" svg:width="0.1335in" svg:height="0.1335in" svg:x="1.4236in" svg:y="0.4165in"><text:p/><draw:enhanced-geometry svg:viewBox="0 0 21600 21600" draw:type="rectangle" draw:enhanced-path="M 0 0 L 21600 0 21600 21600 0 21600 0 0 Z N"/></draw:custom-shape><draw:custom-shape text:anchor-type="paragraph" draw:z-index="15" draw:name="Shape 8" draw:style-name="gr4" draw:text-style-name="P5" svg:width="0.1335in" svg:height="0.1335in" svg:x="4.4083in" svg:y="0.413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8" draw:name="Shape 11" draw:style-name="gr2" draw:text-style-name="P4" svg:width="0.1335in" svg:height="0.1335in" svg:x="0.3382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4" draw:text-style-name="P11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1" draw:name="Shape 4" draw:style-name="gr6" draw:text-style-name="P7" svg:width="0.1335in" svg:height="0.1335in" svg:x="0.4193in" svg:y="0.172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7" draw:style-name="gr5" draw:text-style-name="P6" svg:width="0.1335in" svg:height="0.1335in" svg:x="0.395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8" draw:text-style-name="P9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3" draw:style-name="gr1" draw:text-style-name="P3" svg:width="0.135in" svg:height="0.135in" svg:x="0.3945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10" draw:text-style-name="P11" svg:width="0.1343in" svg:height="0.1343in" svg:x="0.4173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3" draw:style-name="gr7" draw:text-style-name="P8" svg:width="0.1335in" svg:height="0.1335in" svg:x="0.4134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3" draw:text-style-name="P10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7" draw:name="Shape 10" draw:style-name="gr3" draw:text-style-name="P5" svg:width="0.1343in" svg:height="0.1343in" svg:x="0.4189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8" draw:text-style-name="P9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2" draw:style-name="gr1" draw:text-style-name="P3" svg:width="0.135in" svg:height="0.135in" svg:x="0.391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2" draw:text-style-name="P11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5" draw:style-name="gr6" draw:text-style-name="P7" svg:width="0.1335in" svg:height="0.1335in" svg:x="0.411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1" draw:text-style-name="P10" svg:width="0.1362in" svg:height="0.1362in" svg:x="0.39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9" draw:style-name="gr3" draw:text-style-name="P5" svg:width="0.1343in" svg:height="0.1343in" svg:x="0.404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8" draw:text-style-name="P9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3:55:12.722305174</dc:date>
    <meta:editing-duration>PT1H31M48S</meta:editing-duration>
    <meta:editing-cycles>1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